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76mm"/>
    </style:style>
    <style:style style:name="co2" style:family="table-column">
      <style:table-column-properties fo:break-before="auto" style:column-width="95.3mm"/>
    </style:style>
    <style:style style:name="co3" style:family="table-column">
      <style:table-column-properties fo:break-before="auto" style:column-width="33.21mm"/>
    </style:style>
    <style:style style:name="co4" style:family="table-column">
      <style:table-column-properties fo:break-before="auto" style:column-width="31.31mm"/>
    </style:style>
    <style:style style:name="co5" style:family="table-column">
      <style:table-column-properties fo:break-before="auto" style:column-width="23.69mm"/>
    </style:style>
    <style:style style:name="co6" style:family="table-column">
      <style:table-column-properties fo:break-before="auto" style:column-width="26.69mm"/>
    </style:style>
    <style:style style:name="co7" style:family="table-column">
      <style:table-column-properties fo:break-before="auto" style:column-width="36.48mm"/>
    </style:style>
    <style:style style:name="co8" style:family="table-column">
      <style:table-column-properties fo:break-before="auto" style:column-width="52.83mm"/>
    </style:style>
    <style:style style:name="co9" style:family="table-column">
      <style:table-column-properties fo:break-before="auto" style:column-width="31.75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03mm" fo:break-before="auto" style:use-optimal-row-height="true"/>
    </style:style>
    <style:style style:name="ro4" style:family="table-row">
      <style:table-row-properties style:row-height="5.56mm" fo:break-before="auto" style:use-optimal-row-height="false"/>
    </style:style>
    <style:style style:name="ro5" style:family="table-row">
      <style:table-row-properties style:row-height="4.52mm"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2" style:family="table-cell" style:parent-style-name="Default">
      <style:table-cell-properties fo:border-bottom="0.06pt solid #000000" fo:background-color="#72bf44" fo:border-left="none" fo:border-right="none" fo:border-top="none"/>
      <style:text-properties fo:font-weight="bold" style:font-weight-asian="bold" style:font-weight-complex="bold"/>
    </style:style>
    <style:style style:name="ce3" style:family="table-cell" style:parent-style-name="Default">
      <style:table-cell-properties fo:border-bottom="0.06pt solid #000000" fo:background-color="#ed1c24" fo:border-left="none" fo:border-right="none" fo:border-top="none"/>
      <style:text-properties fo:font-weight="bold" style:font-weight-asian="bold"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ext-properties style:font-name="Arial1" fo:font-size="10pt" style:font-size-asian="10pt" style:font-size-complex="10pt"/>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 style:family="table-cell" style:parent-style-name="Default">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data-style-name="N4">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2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4">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4">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data-style-name="N11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data-style-name="N4">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data-style-name="N4"/>
    <style:style style:name="ce21"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115">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15">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115">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15">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15"/>
    <style:style style:name="ce29"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11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data-style-name="N116">
      <style:table-cell-properties fo:border-bottom="0.06pt solid #000000" fo:background-color="#72bf4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data-style-name="N117">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117">
      <style:table-cell-properties fo:background-color="#bd7cb5"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117">
      <style:table-cell-properties fo:background-color="#7da7d8"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117">
      <style:table-cell-properties fo:background-color="#87d1d1"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data-style-name="N116">
      <style:table-cell-properties fo:border-bottom="0.06pt solid #000000" fo:background-color="#ed1c24"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data-style-name="N117">
      <style:table-cell-properties fo:background-color="#7da7d8"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16">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12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ext-properties style:font-name="Arial1"/>
    </style:style>
    <style:style style:name="ce14"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table-cell-properties fo:border-bottom="0.06pt solid #000000" fo:background-color="#72bf44" fo:border-left="none" fo:border-right="none"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fo:background-color="#bd7cb5"/>
      <style:text-properties fo:font-weight="bold" style:font-weight-asian="bold" style:font-weight-complex="bold"/>
    </style:style>
    <style:style style:name="ce66" style:family="table-cell" style:parent-style-name="Default" style:data-style-name="N118">
      <style:table-cell-properties fo:background-color="#bd7cb5" fo:border="none"/>
      <style:text-properties fo:font-weight="bold" style:font-weight-asian="bold" style:font-weight-complex="bold"/>
    </style:style>
    <style:style style:name="ce67" style:family="table-cell" style:parent-style-name="Default">
      <style:table-cell-properties fo:background-color="#7da7d8"/>
      <style:text-properties fo:font-weight="bold" style:font-weight-asian="bold" style:font-weight-complex="bold"/>
    </style:style>
    <style:style style:name="ce68" style:family="table-cell" style:parent-style-name="Default" style:data-style-name="N118">
      <style:table-cell-properties fo:background-color="#7da7d8" fo:border="none"/>
      <style:text-properties fo:font-weight="bold" style:font-weight-asian="bold" style:font-weight-complex="bold"/>
    </style:style>
    <style:style style:name="ce69" style:family="table-cell" style:parent-style-name="Default">
      <style:table-cell-properties fo:background-color="#87d1d1"/>
      <style:text-properties fo:font-weight="bold" style:font-weight-asian="bold" style:font-weight-complex="bold"/>
    </style:style>
    <style:style style:name="ce70" style:family="table-cell" style:parent-style-name="Default" style:data-style-name="N118">
      <style:table-cell-properties fo:background-color="#87d1d1"/>
      <style:text-properties fo:font-weight="bold" style:font-weight-asian="bold" style:font-weight-complex="bold"/>
    </style:style>
    <style:style style:name="ce71" style:family="table-cell" style:parent-style-name="Default">
      <style:table-cell-properties fo:border-bottom="0.06pt solid #000000" fo:background-color="#ed1c24" fo:border-left="none" fo:border-right="none"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font-name="Cambria" fo:font-size="11pt" style:text-underline-style="none" style:text-underline-color="font-color" style:text-line-through-type="none" style:text-outline="false" fo:text-shadow="none" style:text-position="0% 100%" style:font-size-asian="11pt" style:font-size-complex="11pt"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38"/>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column table:style-name="co8" table:default-cell-style-name="Default"/>
        <table:table-column table:style-name="co9" table:number-columns-repeated="1015" table:default-cell-style-name="Default"/>
        <table:table-row table:style-name="ro1">
          <table:table-cell/>
          <table:table-cell table:style-name="ce17" office:value-type="string" calcext:value-type="string">
            <text:p>Note: using Matlab's curve fitting 'exp1' seems to work well for all data but Bitcoin price, which was skewed in favor of the late 2017 bull run, as can be seen with the more realistic fit to Jul-2017.</text:p>
          </table:table-cell>
          <table:table-cell table:style-name="ce10"/>
          <table:table-cell table:style-name="ce21" table:number-columns-repeated="2"/>
          <table:table-cell table:style-name="ce18"/>
          <table:table-cell table:style-name="ce30"/>
          <table:table-cell table:style-name="ce18"/>
          <table:table-cell table:style-name="ce14" table:number-columns-repeated="20"/>
          <table:table-cell table:number-columns-repeated="996"/>
        </table:table-row>
        <table:table-row table:style-name="ro1">
          <table:table-cell table:style-name="ce2" office:value-type="string" calcext:value-type="string">
            <text:p>data source</text:p>
          </table:table-cell>
          <table:table-cell table:style-name="ce5" office:value-type="string" calcext:value-type="string">
            <text:p>data fitted to: y=a*exp(b*x)</text:p>
          </table:table-cell>
          <table:table-cell table:style-name="ce11" office:value-type="string" calcext:value-type="string">
            <text:p>block0 y-intercept</text:p>
          </table:table-cell>
          <table:table-cell table:style-name="ce40" office:value-type="string" calcext:value-type="string">
            <text:p>a, y-intercept</text:p>
          </table:table-cell>
          <table:table-cell table:style-name="ce40" office:value-type="string" calcext:value-type="string">
            <text:p>b, [1/sec]</text:p>
          </table:table-cell>
          <table:table-cell table:style-name="ce50" office:value-type="string" calcext:value-type="string">
            <text:p>b, [1/year]</text:p>
          </table:table-cell>
          <table:table-cell table:style-name="ce53" office:value-type="string" calcext:value-type="string">
            <text:p>growth rate, [%/year]</text:p>
          </table:table-cell>
          <table:table-cell table:style-name="ce50" office:value-type="string" calcext:value-type="string">
            <text:p>R^2, goodness of fit</text:p>
          </table:table-cell>
          <table:table-cell table:style-name="ce64" office:value-type="string" calcext:value-type="string">
            <text:p>average growth rate, [%/year]</text:p>
          </table:table-cell>
          <table:table-cell table:style-name="ce14" table:number-columns-repeated="19"/>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5" office:value-type="string" calcext:value-type="string">
            <text:p>na</text:p>
          </table:table-cell>
          <table:table-cell table:style-name="ce22" office:value-type="float" office:value="0.00006865" calcext:value-type="float">
            <text:p>6.865E-05</text:p>
          </table:table-cell>
          <table:table-cell table:style-name="ce22" office:value-type="float" office:value="0.00000001227" calcext:value-type="float">
            <text:p>1.227E-08</text:p>
          </table:table-cell>
          <table:table-cell table:style-name="ce24" table:formula="of:=[.E3]*60*60*24*365" office:value-type="float" office:value="0.38694672" calcext:value-type="float">
            <text:p>3.869E-01</text:p>
          </table:table-cell>
          <table:table-cell table:style-name="ce31" table:formula="of:=[.F3]*100" office:value-type="float" office:value="38.694672" calcext:value-type="float">
            <text:p>38.7</text:p>
          </table:table-cell>
          <table:table-cell table:style-name="ce17" office:value-type="float" office:value="0.9945" calcext:value-type="float">
            <text:p>0.9945</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mazon (AMZN) average weekly price, [USD]</text:p>
          </table:table-cell>
          <table:table-cell table:style-name="ce25" office:value-type="string" calcext:value-type="string">
            <text:p>na</text:p>
          </table:table-cell>
          <table:table-cell table:style-name="ce22" office:value-type="float" office:value="0.0001388" calcext:value-type="float">
            <text:p>1.388E-04</text:p>
          </table:table-cell>
          <table:table-cell table:style-name="ce22" office:value-type="float" office:value="0.00000001053" calcext:value-type="float">
            <text:p>1.053E-08</text:p>
          </table:table-cell>
          <table:table-cell table:style-name="ce24" table:formula="of:=[.E4]*60*60*24*365" office:value-type="float" office:value="0.33207408" calcext:value-type="float">
            <text:p>3.321E-01</text:p>
          </table:table-cell>
          <table:table-cell table:style-name="ce55" table:formula="of:=[.F4]*100" office:value-type="float" office:value="33.207408" calcext:value-type="float">
            <text:p>33.2</text:p>
          </table:table-cell>
          <table:table-cell table:style-name="ce17" office:value-type="float" office:value="0.9735" calcext:value-type="float">
            <text:p>0.9735</text:p>
          </table:table-cell>
          <table:table-cell table:style-name="ce65" office:value-type="string" calcext:value-type="string">
            <text:p>top tech companies</text:p>
          </table:table-cell>
          <table:table-cell table:number-columns-repeated="1015"/>
        </table:table-row>
        <table:table-row table:style-name="ro2">
          <table:table-cell office:value-type="string" calcext:value-type="string">
            <text:p>finance.yahoo.com</text:p>
          </table:table-cell>
          <table:table-cell table:style-name="ce17" office:value-type="string" calcext:value-type="string">
            <text:p>IBM (IBM) average weekly price, [USD]</text:p>
          </table:table-cell>
          <table:table-cell table:style-name="ce25" office:value-type="string" calcext:value-type="string">
            <text:p>na</text:p>
          </table:table-cell>
          <table:table-cell table:style-name="ce22" office:value-type="float" office:value="11.62" calcext:value-type="float">
            <text:p>1.162E+01</text:p>
          </table:table-cell>
          <table:table-cell table:style-name="ce22" office:value-type="float" office:value="0.000000001876" calcext:value-type="float">
            <text:p>1.876E-09</text:p>
          </table:table-cell>
          <table:table-cell table:style-name="ce24" table:formula="of:=[.E5]*60*60*24*365" office:value-type="float" office:value="0.059161536" calcext:value-type="float">
            <text:p>5.916E-02</text:p>
          </table:table-cell>
          <table:table-cell table:style-name="ce55" table:formula="of:=[.F5]*100" office:value-type="float" office:value="5.9161536" calcext:value-type="float">
            <text:p>5.9</text:p>
          </table:table-cell>
          <table:table-cell table:style-name="ce17" office:value-type="float" office:value="0.8763" calcext:value-type="float">
            <text:p>0.8763</text:p>
          </table:table-cell>
          <table:table-cell table:style-name="ce66" table:formula="of:=AVERAGE([.G4:.G8])" office:value-type="float" office:value="16.35330816" calcext:value-type="float">
            <text:p>16.4</text:p>
          </table:table-cell>
          <table:table-cell table:number-columns-repeated="1015"/>
        </table:table-row>
        <table:table-row table:style-name="ro2">
          <table:table-cell office:value-type="string" calcext:value-type="string">
            <text:p>finance.yahoo.com</text:p>
          </table:table-cell>
          <table:table-cell table:style-name="ce17" office:value-type="string" calcext:value-type="string">
            <text:p>Microsoft (MSFT) average weekly price, [USD]</text:p>
          </table:table-cell>
          <table:table-cell table:style-name="ce25" office:value-type="string" calcext:value-type="string">
            <text:p>na</text:p>
          </table:table-cell>
          <table:table-cell table:style-name="ce22" office:value-type="float" office:value="2.115" calcext:value-type="float">
            <text:p>2.115E+00</text:p>
          </table:table-cell>
          <table:table-cell table:style-name="ce22" office:value-type="float" office:value="0.000000002189" calcext:value-type="float">
            <text:p>2.189E-09</text:p>
          </table:table-cell>
          <table:table-cell table:style-name="ce24" table:formula="of:=[.E6]*60*60*24*365" office:value-type="float" office:value="0.069032304" calcext:value-type="float">
            <text:p>6.903E-02</text:p>
          </table:table-cell>
          <table:table-cell table:style-name="ce55" table:formula="of:=[.F6]*100" office:value-type="float" office:value="6.9032304" calcext:value-type="float">
            <text:p>6.9</text:p>
          </table:table-cell>
          <table:table-cell table:style-name="ce17" office:value-type="float" office:value="0.7013" calcext:value-type="float">
            <text:p>0.701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pple (AAPL) average weekly price, [USD]</text:p>
          </table:table-cell>
          <table:table-cell table:style-name="ce25" office:value-type="string" calcext:value-type="string">
            <text:p>na</text:p>
          </table:table-cell>
          <table:table-cell table:style-name="ce22" office:value-type="float" office:value="0.01184" calcext:value-type="float">
            <text:p>1.184E-02</text:p>
          </table:table-cell>
          <table:table-cell table:style-name="ce22" office:value-type="float" office:value="0.000000006316" calcext:value-type="float">
            <text:p>6.316E-09</text:p>
          </table:table-cell>
          <table:table-cell table:style-name="ce24" table:formula="of:=[.E7]*60*60*24*365" office:value-type="float" office:value="0.199181376" calcext:value-type="float">
            <text:p>1.992E-01</text:p>
          </table:table-cell>
          <table:table-cell table:style-name="ce55" table:formula="of:=[.F7]*100" office:value-type="float" office:value="19.9181376" calcext:value-type="float">
            <text:p>19.9</text:p>
          </table:table-cell>
          <table:table-cell table:style-name="ce17" office:value-type="float" office:value="0.9583" calcext:value-type="float">
            <text:p>0.958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Google (GOOG) average weekly price, [USD]</text:p>
          </table:table-cell>
          <table:table-cell table:style-name="ce25" office:value-type="string" calcext:value-type="string">
            <text:p>na</text:p>
          </table:table-cell>
          <table:table-cell table:style-name="ce22" office:value-type="float" office:value="0.4743" calcext:value-type="float">
            <text:p>4.743E-01</text:p>
          </table:table-cell>
          <table:table-cell table:style-name="ce22" office:value-type="float" office:value="0.000000005017" calcext:value-type="float">
            <text:p>5.017E-09</text:p>
          </table:table-cell>
          <table:table-cell table:style-name="ce24" table:formula="of:=[.E8]*60*60*24*365" office:value-type="float" office:value="0.158216112" calcext:value-type="float">
            <text:p>1.582E-01</text:p>
          </table:table-cell>
          <table:table-cell table:style-name="ce55" table:formula="of:=[.F8]*100" office:value-type="float" office:value="15.8216112" calcext:value-type="float">
            <text:p>15.8</text:p>
          </table:table-cell>
          <table:table-cell table:style-name="ce17" office:value-type="float" office:value="0.9421" calcext:value-type="float">
            <text:p>0.9421</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daily averaged price, [USD/BTC]</text:p>
          </table:table-cell>
          <table:table-cell table:style-name="ce27" table:formula="of:=[.D9]*EXP([.E9]*1230000000)" office:value-type="float" office:value="0.0000106254614167361" calcext:value-type="float">
            <text:p>0.000011</text:p>
          </table:table-cell>
          <table:table-cell table:style-name="ce22" office:value-type="float" office:value="1.652E-044" calcext:value-type="float">
            <text:p>1.652E-44</text:p>
          </table:table-cell>
          <table:table-cell table:style-name="ce22" office:value-type="float" office:value="0.00000007265" calcext:value-type="float">
            <text:p>7.265E-08</text:p>
          </table:table-cell>
          <table:table-cell table:style-name="ce24" table:formula="of:=[.E9]*60*60*24*365" office:value-type="float" office:value="2.2910904" calcext:value-type="float">
            <text:p>2.291E+00</text:p>
          </table:table-cell>
          <table:table-cell table:style-name="ce56" table:formula="of:=[.F9]*100" office:value-type="float" office:value="229.10904" calcext:value-type="float">
            <text:p>229.1</text:p>
          </table:table-cell>
          <table:table-cell table:style-name="ce17" office:value-type="float" office:value="0.8662" calcext:value-type="float">
            <text:p>0.8662</text:p>
          </table:table-cell>
          <table:table-cell table:style-name="ce67" office:value-type="string" calcext:value-type="string">
            <text:p>BTC price</text:p>
          </table:table-cell>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weekly averaged, [USD/BTC]</text:p>
          </table:table-cell>
          <table:table-cell table:style-name="ce27" table:formula="of:=[.D10]*EXP([.E10]*1230000000)" office:value-type="float" office:value="0.00000333922200295913" calcext:value-type="float">
            <text:p>0.000003</text:p>
          </table:table-cell>
          <table:table-cell table:style-name="ce22" office:value-type="float" office:value="6.198E-047" calcext:value-type="float">
            <text:p>6.198E-47</text:p>
          </table:table-cell>
          <table:table-cell table:style-name="ce22" office:value-type="float" office:value="0.00000007625" calcext:value-type="float">
            <text:p>7.625E-08</text:p>
          </table:table-cell>
          <table:table-cell table:style-name="ce24" table:formula="of:=[.E10]*60*60*24*365" office:value-type="float" office:value="2.40462" calcext:value-type="float">
            <text:p>2.405E+00</text:p>
          </table:table-cell>
          <table:table-cell table:style-name="ce56" table:formula="of:=[.F10]*100" office:value-type="float" office:value="240.462" calcext:value-type="float">
            <text:p>240.5</text:p>
          </table:table-cell>
          <table:table-cell table:style-name="ce17" office:value-type="float" office:value="0.8683" calcext:value-type="float">
            <text:p>0.8683</text:p>
          </table:table-cell>
          <table:table-cell table:style-name="ce68" table:formula="of:=AVERAGE([.G9:.G12])" office:value-type="float" office:value="178.25724" calcext:value-type="float">
            <text:p>178.3</text:p>
          </table:table-cell>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price to Jul-2017, [BTC/USD]</text:p>
          </table:table-cell>
          <table:table-cell table:style-name="ce25" table:formula="of:=[.D11]*EXP([.E11]*1230000000)" office:value-type="float" office:value="0.408964980775212" calcext:value-type="float">
            <text:p>0.41</text:p>
          </table:table-cell>
          <table:table-cell table:style-name="ce22" office:value-type="float" office:value="7.605E-018" calcext:value-type="float">
            <text:p>7.605E-18</text:p>
          </table:table-cell>
          <table:table-cell table:style-name="ce22" office:value-type="float" office:value="0.00000003132" calcext:value-type="float">
            <text:p>3.132E-08</text:p>
          </table:table-cell>
          <table:table-cell table:style-name="ce24" table:formula="of:=[.E11]*60*60*24*365" office:value-type="float" office:value="0.98770752" calcext:value-type="float">
            <text:p>9.877E-01</text:p>
          </table:table-cell>
          <table:table-cell table:style-name="ce56" table:formula="of:=[.F11]*100" office:value-type="float" office:value="98.770752" calcext:value-type="float">
            <text:p>98.8</text:p>
          </table:table-cell>
          <table:table-cell table:style-name="ce17" office:value-type="float" office:value="0.6527" calcext:value-type="float">
            <text:p>0.6527</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constrained through (1.316e-9, 1), [BTC/USD]</text:p>
          </table:table-cell>
          <table:table-cell table:style-name="ce25" table:formula="of:=[.D12]*EXP([.E12]*(1230000000-1316000000))" office:value-type="float" office:value="0.0193380620155335" calcext:value-type="float">
            <text:p>0.02</text:p>
          </table:table-cell>
          <table:table-cell table:style-name="ce22" office:value-type="float" office:value="1" calcext:value-type="float">
            <text:p>1.000E+00</text:p>
          </table:table-cell>
          <table:table-cell table:style-name="ce35" office:value-type="float" office:value="0.00000004588" calcext:value-type="float">
            <text:p>4.588E-08</text:p>
          </table:table-cell>
          <table:table-cell table:style-name="ce24" table:formula="of:=[.E12]*60*60*24*365" office:value-type="float" office:value="1.44687168" calcext:value-type="float">
            <text:p>1.447E+00</text:p>
          </table:table-cell>
          <table:table-cell table:style-name="ce56" table:formula="of:=[.F12]*100" office:value-type="float" office:value="144.687168" calcext:value-type="float">
            <text:p>144.7</text:p>
          </table:table-cell>
          <table:table-cell table:style-name="ce42" office:value-type="float" office:value="0.7965" calcext:value-type="float">
            <text:p>0.7965</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8" table:formula="of:=[.D13]*EXP([.E13]*1230000000)" office:value-type="float" office:value="1021603.95431111" calcext:value-type="float">
            <text:p>1,021,604</text:p>
          </table:table-cell>
          <table:table-cell table:style-name="ce22" office:value-type="float" office:value="3.681" calcext:value-type="float">
            <text:p>3.681E+00</text:p>
          </table:table-cell>
          <table:table-cell table:style-name="ce22" office:value-type="float" office:value="0.00000001019" calcext:value-type="float">
            <text:p>1.019E-08</text:p>
          </table:table-cell>
          <table:table-cell table:style-name="ce24" table:formula="of:=[.E13]*60*60*24*365" office:value-type="float" office:value="0.32135184" calcext:value-type="float">
            <text:p>3.214E-01</text:p>
          </table:table-cell>
          <table:table-cell table:style-name="ce57" table:formula="of:=[.F13]*100" office:value-type="float" office:value="32.135184" calcext:value-type="float">
            <text:p>32.1</text:p>
          </table:table-cell>
          <table:table-cell table:style-name="ce17" office:value-type="float" office:value="0.2049" calcext:value-type="float">
            <text:p>0.2049</text:p>
          </table:table-cell>
          <table:table-cell table:style-name="ce69" office:value-type="string" calcext:value-type="string">
            <text:p>blockchain metrics</text:p>
          </table:table-cell>
          <table:table-cell table:number-columns-repeated="1015"/>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8" table:formula="of:=[.D14]*EXP([.E14]*1230000000)" office:value-type="float" office:value="1992922.01521177" calcext:value-type="float">
            <text:p>1,992,922</text:p>
          </table:table-cell>
          <table:table-cell table:style-name="ce22" office:value-type="float" office:value="0.004762" calcext:value-type="float">
            <text:p>4.762E-03</text:p>
          </table:table-cell>
          <table:table-cell table:style-name="ce22" office:value-type="float" office:value="0.00000001614" calcext:value-type="float">
            <text:p>1.614E-08</text:p>
          </table:table-cell>
          <table:table-cell table:style-name="ce24" table:formula="of:=[.E14]*60*60*24*365" office:value-type="float" office:value="0.50899104" calcext:value-type="float">
            <text:p>5.090E-01</text:p>
          </table:table-cell>
          <table:table-cell table:style-name="ce57" table:formula="of:=[.F14]*100" office:value-type="float" office:value="50.899104" calcext:value-type="float">
            <text:p>50.9</text:p>
          </table:table-cell>
          <table:table-cell table:style-name="ce17" office:value-type="float" office:value="0.9061" calcext:value-type="float">
            <text:p>0.9061</text:p>
          </table:table-cell>
          <table:table-cell table:style-name="ce70" table:formula="of:=AVERAGE([.G13:.G21])" office:value-type="float" office:value="54.825336" calcext:value-type="float">
            <text:p>54.8</text:p>
          </table:table-cell>
          <table:table-cell table:number-columns-repeated="1015"/>
        </table:table-row>
        <table:table-row table:style-name="ro2">
          <table:table-cell office:value-type="string" calcext:value-type="string">
            <text:p>oxt.me</text:p>
          </table:table-cell>
          <table:table-cell table:style-name="ce17" office:value-type="string" calcext:value-type="string">
            <text:p>Bitcoin total addresses</text:p>
          </table:table-cell>
          <table:table-cell table:style-name="ce28" table:formula="of:=[.D15]*EXP([.E15]*1230000000)" office:value-type="float" office:value="1370611.25523569" calcext:value-type="float">
            <text:p>1,370,611</text:p>
          </table:table-cell>
          <table:table-cell table:style-name="ce22" office:value-type="float" office:value="0.00004107" calcext:value-type="float">
            <text:p>4.107E-05</text:p>
          </table:table-cell>
          <table:table-cell table:style-name="ce22" office:value-type="float" office:value="0.0000000197" calcext:value-type="float">
            <text:p>1.970E-08</text:p>
          </table:table-cell>
          <table:table-cell table:style-name="ce24" table:formula="of:=[.E15]*60*60*24*365" office:value-type="float" office:value="0.6212592" calcext:value-type="float">
            <text:p>6.213E-01</text:p>
          </table:table-cell>
          <table:table-cell table:style-name="ce57" table:formula="of:=[.F15]*100" office:value-type="float" office:value="62.12592" calcext:value-type="float">
            <text:p>62.1</text:p>
          </table:table-cell>
          <table:table-cell table:style-name="ce17" office:value-type="float" office:value="0.9947" calcext:value-type="float">
            <text:p>0.994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8" table:formula="of:=[.D16]*EXP([.E16]*1230000000)" office:value-type="float" office:value="4725.57595017056" calcext:value-type="float">
            <text:p>4,726</text:p>
          </table:table-cell>
          <table:table-cell table:style-name="ce22" office:value-type="float" office:value="0.00003252" calcext:value-type="float">
            <text:p>3.252E-05</text:p>
          </table:table-cell>
          <table:table-cell table:style-name="ce22" office:value-type="float" office:value="0.00000001528" calcext:value-type="float">
            <text:p>1.528E-08</text:p>
          </table:table-cell>
          <table:table-cell table:style-name="ce24" table:formula="of:=[.E16]*60*60*24*365" office:value-type="float" office:value="0.48187008" calcext:value-type="float">
            <text:p>4.819E-01</text:p>
          </table:table-cell>
          <table:table-cell table:style-name="ce57" table:formula="of:=[.F16]*100" office:value-type="float" office:value="48.187008" calcext:value-type="float">
            <text:p>48.2</text:p>
          </table:table-cell>
          <table:table-cell table:style-name="ce17" office:value-type="float" office:value="0.8808" calcext:value-type="float">
            <text:p>0.8808</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8" table:formula="of:=[.D17]*EXP([.E17]*1230000000)" office:value-type="float" office:value="321979.740369025" calcext:value-type="float">
            <text:p>321,980</text:p>
          </table:table-cell>
          <table:table-cell table:style-name="ce22" office:value-type="float" office:value="0.00001829" calcext:value-type="float">
            <text:p>1.829E-05</text:p>
          </table:table-cell>
          <table:table-cell table:style-name="ce22" office:value-type="float" office:value="0.00000001918" calcext:value-type="float">
            <text:p>1.918E-08</text:p>
          </table:table-cell>
          <table:table-cell table:style-name="ce24" table:formula="of:=[.E17]*60*60*24*365" office:value-type="float" office:value="0.60486048" calcext:value-type="float">
            <text:p>6.049E-01</text:p>
          </table:table-cell>
          <table:table-cell table:style-name="ce57" table:formula="of:=[.F17]*100" office:value-type="float" office:value="60.486048" calcext:value-type="float">
            <text:p>60.5</text:p>
          </table:table-cell>
          <table:table-cell table:style-name="ce17" office:value-type="float" office:value="0.9257" calcext:value-type="float">
            <text:p>0.92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8" table:formula="of:=[.D18]*EXP([.E18]*1230000000)" office:value-type="float" office:value="11081.6788527288" calcext:value-type="float">
            <text:p>11,082</text:p>
          </table:table-cell>
          <table:table-cell table:style-name="ce22" office:value-type="float" office:value="0.00117" calcext:value-type="float">
            <text:p>1.170E-03</text:p>
          </table:table-cell>
          <table:table-cell table:style-name="ce22" office:value-type="float" office:value="0.00000001306" calcext:value-type="float">
            <text:p>1.306E-08</text:p>
          </table:table-cell>
          <table:table-cell table:style-name="ce24" table:formula="of:=[.E18]*60*60*24*365" office:value-type="float" office:value="0.41186016" calcext:value-type="float">
            <text:p>4.119E-01</text:p>
          </table:table-cell>
          <table:table-cell table:style-name="ce57" table:formula="of:=[.F18]*100" office:value-type="float" office:value="41.186016" calcext:value-type="float">
            <text:p>41.2</text:p>
          </table:table-cell>
          <table:table-cell table:style-name="ce17" office:value-type="float" office:value="0.9149" calcext:value-type="float">
            <text:p>0.914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payments (estimate)</text:p>
          </table:table-cell>
          <table:table-cell table:style-name="ce28" table:formula="of:=[.D19]*EXP([.E19]*1230000000)" office:value-type="float" office:value="5993.66748268219" calcext:value-type="float">
            <text:p>5,994</text:p>
          </table:table-cell>
          <table:table-cell table:style-name="ce22" office:value-type="float" office:value="0.00002491" calcext:value-type="float">
            <text:p>2.491E-05</text:p>
          </table:table-cell>
          <table:table-cell table:style-name="ce22" office:value-type="float" office:value="0.00000001569" calcext:value-type="float">
            <text:p>1.569E-08</text:p>
          </table:table-cell>
          <table:table-cell table:style-name="ce24" table:formula="of:=[.E19]*60*60*24*365" office:value-type="float" office:value="0.49479984" calcext:value-type="float">
            <text:p>4.948E-01</text:p>
          </table:table-cell>
          <table:table-cell table:style-name="ce57" table:formula="of:=[.F19]*100" office:value-type="float" office:value="49.479984" calcext:value-type="float">
            <text:p>49.5</text:p>
          </table:table-cell>
          <table:table-cell table:style-name="ce17" office:value-type="float" office:value="0.7812" calcext:value-type="float">
            <text:p>0.7812</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cumulative mining fees, [Satoshis]</text:p>
          </table:table-cell>
          <table:table-cell table:style-name="ce28" table:formula="of:=[.D20]*EXP([.E20]*1230000000)" office:value-type="float" office:value="6432896.01845096" calcext:value-type="float">
            <text:p>6,432,896</text:p>
          </table:table-cell>
          <table:table-cell table:style-name="ce22" office:value-type="float" office:value="0.0000000007386" calcext:value-type="float">
            <text:p>7.386E-10</text:p>
          </table:table-cell>
          <table:table-cell table:style-name="ce22" office:value-type="float" office:value="0.00000002984" calcext:value-type="float">
            <text:p>2.984E-08</text:p>
          </table:table-cell>
          <table:table-cell table:style-name="ce24" table:formula="of:=[.E20]*60*60*24*365" office:value-type="float" office:value="0.94103424" calcext:value-type="float">
            <text:p>9.410E-01</text:p>
          </table:table-cell>
          <table:table-cell table:style-name="ce57" table:formula="of:=[.F20]*100" office:value-type="float" office:value="94.103424" calcext:value-type="float">
            <text:p>94.1</text:p>
          </table:table-cell>
          <table:table-cell table:style-name="ce17" office:value-type="float" office:value="0.6346" calcext:value-type="float">
            <text:p>0.6346</text:p>
          </table:table-cell>
          <table:table-cell table:number-columns-repeated="1016"/>
        </table:table-row>
        <table:table-row table:style-name="ro2">
          <table:table-cell/>
          <table:table-cell table:style-name="ce17"/>
          <table:table-cell table:style-name="ce25"/>
          <table:table-cell table:style-name="ce22" table:number-columns-repeated="2"/>
          <table:table-cell table:style-name="ce24"/>
          <table:table-cell table:style-name="ce31"/>
          <table:table-cell table:style-name="ce17"/>
          <table:table-cell table:number-columns-repeated="1016"/>
        </table:table-row>
        <table:table-row table:style-name="ro2">
          <table:table-cell/>
          <table:table-cell table:style-name="ce19"/>
          <table:table-cell table:style-name="ce33"/>
          <table:table-cell table:style-name="ce24" table:number-columns-repeated="2"/>
          <table:table-cell table:style-name="ce19"/>
          <table:table-cell table:style-name="ce31"/>
          <table:table-cell table:style-name="ce19"/>
          <table:table-cell table:number-columns-repeated="1016"/>
        </table:table-row>
        <table:table-row table:style-name="ro3">
          <table:table-cell/>
          <table:table-cell table:style-name="ce8" office:value-type="string" calcext:value-type="string">
            <text:p><text:span text:style-name="T1">y=a*exp(b*x) --&gt; ln(y)=ln(a*exp(b*x))=b*x+ln(a) --&gt; </text:span><text:span text:style-name="T2">thus: p1=b, p2=ln(a) --&gt; a=exp(p2)</text:span></text:p>
          </table:table-cell>
          <table:table-cell table:style-name="ce33"/>
          <table:table-cell table:style-name="ce24" table:number-columns-repeated="2"/>
          <table:table-cell table:style-name="ce19"/>
          <table:table-cell table:style-name="ce31"/>
          <table:table-cell table:style-name="ce19"/>
          <table:table-cell table:number-columns-repeated="1016"/>
        </table:table-row>
        <table:table-row table:style-name="ro2">
          <table:table-cell table:number-columns-repeated="2"/>
          <table:table-cell table:style-name="ce33"/>
          <table:table-cell table:style-name="ce24" table:number-columns-repeated="2"/>
          <table:table-cell table:style-name="ce19"/>
          <table:table-cell table:style-name="ce31"/>
          <table:table-cell table:style-name="ce19"/>
          <table:table-cell table:number-columns-repeated="1016"/>
        </table:table-row>
        <table:table-row table:style-name="ro1">
          <table:table-cell table:style-name="ce3" office:value-type="string" calcext:value-type="string">
            <text:p>data source</text:p>
          </table:table-cell>
          <table:table-cell table:style-name="ce9" office:value-type="string" calcext:value-type="string">
            <text:p>ln(y) fitted to: ln(y)=p1*x+p2</text:p>
          </table:table-cell>
          <table:table-cell table:style-name="ce34" office:value-type="string" calcext:value-type="string">
            <text:p>block0 y-intercept</text:p>
          </table:table-cell>
          <table:table-cell table:style-name="ce44" office:value-type="string" calcext:value-type="string">
            <text:p>p2, ln(y)-intercept</text:p>
          </table:table-cell>
          <table:table-cell table:style-name="ce44" office:value-type="string" calcext:value-type="string">
            <text:p>p1, [1/sec]</text:p>
          </table:table-cell>
          <table:table-cell table:style-name="ce51" office:value-type="string" calcext:value-type="string">
            <text:p>p1, [1/year]</text:p>
          </table:table-cell>
          <table:table-cell table:style-name="ce58" office:value-type="string" calcext:value-type="string">
            <text:p>growth rate, [%/year]</text:p>
          </table:table-cell>
          <table:table-cell table:style-name="ce51" office:value-type="string" calcext:value-type="string">
            <text:p>R^2, goodness of fit</text:p>
          </table:table-cell>
          <table:table-cell table:style-name="ce71" office:value-type="string" calcext:value-type="string">
            <text:p>average growth rate, [%/year]</text:p>
          </table:table-cell>
          <table:table-cell table:style-name="ce14" table:number-columns-repeated="19"/>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5" office:value-type="string" calcext:value-type="string">
            <text:p>na</text:p>
          </table:table-cell>
          <table:table-cell table:style-name="ce25" office:value-type="float" office:value="-11.98" calcext:value-type="float">
            <text:p>-11.98</text:p>
          </table:table-cell>
          <table:table-cell table:style-name="ce22" office:value-type="float" office:value="0.00000001509" calcext:value-type="float">
            <text:p>1.509E-08</text:p>
          </table:table-cell>
          <table:table-cell table:style-name="ce24" table:formula="of:=[.E26]*60*60*24*365" office:value-type="float" office:value="0.47587824" calcext:value-type="float">
            <text:p>4.759E-01</text:p>
          </table:table-cell>
          <table:table-cell table:style-name="ce31" table:formula="of:=[.F26]*100" office:value-type="float" office:value="47.587824" calcext:value-type="float">
            <text:p>47.6</text:p>
          </table:table-cell>
          <table:table-cell table:style-name="ce17" office:value-type="float" office:value="0.9877" calcext:value-type="float">
            <text:p>0.9877</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mazon (AMZN) average weekly price, [USD]</text:p>
          </table:table-cell>
          <table:table-cell table:style-name="ce25" office:value-type="string" calcext:value-type="string">
            <text:p>na</text:p>
          </table:table-cell>
          <table:table-cell table:style-name="ce25" office:value-type="float" office:value="-3.726" calcext:value-type="float">
            <text:p>-3.73</text:p>
          </table:table-cell>
          <table:table-cell table:style-name="ce22" office:value-type="float" office:value="0.000000006824" calcext:value-type="float">
            <text:p>6.824E-09</text:p>
          </table:table-cell>
          <table:table-cell table:style-name="ce24" table:formula="of:=[.E27]*60*60*24*365" office:value-type="float" office:value="0.215201664" calcext:value-type="float">
            <text:p>2.152E-01</text:p>
          </table:table-cell>
          <table:table-cell table:style-name="ce55" table:formula="of:=[.F27]*100" office:value-type="float" office:value="21.5201664" calcext:value-type="float">
            <text:p>21.5</text:p>
          </table:table-cell>
          <table:table-cell table:style-name="ce17" office:value-type="float" office:value="0.8308" calcext:value-type="float">
            <text:p>0.8308</text:p>
          </table:table-cell>
          <table:table-cell table:style-name="ce65" office:value-type="string" calcext:value-type="string">
            <text:p>top tech companies</text:p>
          </table:table-cell>
          <table:table-cell table:number-columns-repeated="1015"/>
        </table:table-row>
        <table:table-row table:style-name="ro2">
          <table:table-cell office:value-type="string" calcext:value-type="string">
            <text:p>finance.yahoo.com</text:p>
          </table:table-cell>
          <table:table-cell table:style-name="ce17" office:value-type="string" calcext:value-type="string">
            <text:p>IBM (IBM) average weekly price, [USD]</text:p>
          </table:table-cell>
          <table:table-cell table:style-name="ce25" office:value-type="string" calcext:value-type="string">
            <text:p>na</text:p>
          </table:table-cell>
          <table:table-cell table:style-name="ce25" office:value-type="float" office:value="2.375" calcext:value-type="float">
            <text:p>2.38</text:p>
          </table:table-cell>
          <table:table-cell table:style-name="ce22" office:value-type="float" office:value="0.00000000185" calcext:value-type="float">
            <text:p>1.850E-09</text:p>
          </table:table-cell>
          <table:table-cell table:style-name="ce24" table:formula="of:=[.E28]*60*60*24*365" office:value-type="float" office:value="0.0583416" calcext:value-type="float">
            <text:p>5.834E-02</text:p>
          </table:table-cell>
          <table:table-cell table:style-name="ce55" table:formula="of:=[.F28]*100" office:value-type="float" office:value="5.83416" calcext:value-type="float">
            <text:p>5.8</text:p>
          </table:table-cell>
          <table:table-cell table:style-name="ce17" office:value-type="float" office:value="0.8651" calcext:value-type="float">
            <text:p>0.8651</text:p>
          </table:table-cell>
          <table:table-cell table:style-name="ce66" table:formula="of:=AVERAGE([.G27:.G31])" office:value-type="float" office:value="14.88688416" calcext:value-type="float">
            <text:p>14.9</text:p>
          </table:table-cell>
          <table:table-cell table:number-columns-repeated="1015"/>
        </table:table-row>
        <table:table-row table:style-name="ro2">
          <table:table-cell office:value-type="string" calcext:value-type="string">
            <text:p>finance.yahoo.com</text:p>
          </table:table-cell>
          <table:table-cell table:style-name="ce17" office:value-type="string" calcext:value-type="string">
            <text:p>Microsoft (MSFT) average weekly price, [USD]</text:p>
          </table:table-cell>
          <table:table-cell table:style-name="ce25" office:value-type="string" calcext:value-type="string">
            <text:p>na</text:p>
          </table:table-cell>
          <table:table-cell table:style-name="ce26" office:value-type="float" office:value="-2.811" calcext:value-type="float">
            <text:p>-2.81</text:p>
          </table:table-cell>
          <table:table-cell table:style-name="ce29" office:value-type="float" office:value="0.000000005088" calcext:value-type="float">
            <text:p>5.088E-09</text:p>
          </table:table-cell>
          <table:table-cell table:style-name="ce24" table:formula="of:=[.E29]*60*60*24*365" office:value-type="float" office:value="0.160455168" calcext:value-type="float">
            <text:p>1.605E-01</text:p>
          </table:table-cell>
          <table:table-cell table:style-name="ce55" table:formula="of:=[.F29]*100" office:value-type="float" office:value="16.0455168" calcext:value-type="float">
            <text:p>16.0</text:p>
          </table:table-cell>
          <table:table-cell table:style-name="ce17" office:value-type="float" office:value="0.7471" calcext:value-type="float">
            <text:p>0.7471</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pple (AAPL) average weekly price, [USD]</text:p>
          </table:table-cell>
          <table:table-cell table:style-name="ce25" office:value-type="string" calcext:value-type="string">
            <text:p>na</text:p>
          </table:table-cell>
          <table:table-cell table:style-name="ce26" office:value-type="float" office:value="-3.394" calcext:value-type="float">
            <text:p>-3.39</text:p>
          </table:table-cell>
          <table:table-cell table:style-name="ce29" office:value-type="float" office:value="0.000000005102" calcext:value-type="float">
            <text:p>5.102E-09</text:p>
          </table:table-cell>
          <table:table-cell table:style-name="ce24" table:formula="of:=[.E30]*60*60*24*365" office:value-type="float" office:value="0.160896672" calcext:value-type="float">
            <text:p>1.609E-01</text:p>
          </table:table-cell>
          <table:table-cell table:style-name="ce55" table:formula="of:=[.F30]*100" office:value-type="float" office:value="16.0896672" calcext:value-type="float">
            <text:p>16.1</text:p>
          </table:table-cell>
          <table:table-cell table:style-name="ce17" office:value-type="float" office:value="0.8211" calcext:value-type="float">
            <text:p>0.8211</text:p>
          </table:table-cell>
          <table:table-cell table:number-columns-repeated="1016"/>
        </table:table-row>
        <table:table-row table:style-name="ro1">
          <table:table-cell office:value-type="string" calcext:value-type="string">
            <text:p>finance.yahoo.com</text:p>
          </table:table-cell>
          <table:table-cell table:style-name="ce17" office:value-type="string" calcext:value-type="string">
            <text:p>Google (GOOG) average weekly price, [USD]</text:p>
          </table:table-cell>
          <table:table-cell table:style-name="ce25" office:value-type="string" calcext:value-type="string">
            <text:p>na</text:p>
          </table:table-cell>
          <table:table-cell table:style-name="ce26" office:value-type="float" office:value="-0.3888" calcext:value-type="float">
            <text:p>-0.39</text:p>
          </table:table-cell>
          <table:table-cell table:style-name="ce29" office:value-type="float" office:value="0.000000004739" calcext:value-type="float">
            <text:p>4.739E-09</text:p>
          </table:table-cell>
          <table:table-cell table:style-name="ce24" table:formula="of:=[.E31]*60*60*24*365" office:value-type="float" office:value="0.149449104" calcext:value-type="float">
            <text:p>1.494E-01</text:p>
          </table:table-cell>
          <table:table-cell table:style-name="ce55" table:formula="of:=[.F31]*100" office:value-type="float" office:value="14.9449104" calcext:value-type="float">
            <text:p>14.9</text:p>
          </table:table-cell>
          <table:table-cell table:style-name="ce17" office:value-type="float" office:value="0.8748" calcext:value-type="float">
            <text:p>0.8748</text:p>
          </table:table-cell>
          <table:table-cell table:style-name="ce1"/>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daily averaged price, [BTC/USD]</text:p>
          </table:table-cell>
          <table:table-cell table:style-name="ce36" table:formula="of:=EXP([.E32]*1230000000+[.D32])" office:value-type="float" office:value="0.420883165685906" calcext:value-type="float">
            <text:p>0.421</text:p>
          </table:table-cell>
          <table:table-cell table:style-name="ce26" office:value-type="float" office:value="-41.48" calcext:value-type="float">
            <text:p>-41.48</text:p>
          </table:table-cell>
          <table:table-cell table:style-name="ce29" office:value-type="float" office:value="0.00000003302" calcext:value-type="float">
            <text:p>3.302E-08</text:p>
          </table:table-cell>
          <table:table-cell table:style-name="ce24" table:formula="of:=[.E32]*60*60*24*365" office:value-type="float" office:value="1.04131872" calcext:value-type="float">
            <text:p>1.041E+00</text:p>
          </table:table-cell>
          <table:table-cell table:style-name="ce59" table:formula="of:=[.F32]*100" office:value-type="float" office:value="104.131872" calcext:value-type="float">
            <text:p>104.1</text:p>
          </table:table-cell>
          <table:table-cell table:style-name="ce17" office:value-type="float" office:value="0.8027" calcext:value-type="float">
            <text:p>0.8027</text:p>
          </table:table-cell>
          <table:table-cell table:style-name="ce67" office:value-type="string" calcext:value-type="string">
            <text:p>BTC price</text:p>
          </table:table-cell>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weekly averaged price, [BTC/USD]</text:p>
          </table:table-cell>
          <table:table-cell table:style-name="ce36" table:formula="of:=EXP([.E33]*1230000000+[.D33])" office:value-type="float" office:value="1.01755226183665" calcext:value-type="float">
            <text:p>1.018</text:p>
          </table:table-cell>
          <table:table-cell table:style-name="ce25" office:value-type="float" office:value="-34.89" calcext:value-type="float">
            <text:p>-34.89</text:p>
          </table:table-cell>
          <table:table-cell table:style-name="ce22" office:value-type="float" office:value="0.00000002838" calcext:value-type="float">
            <text:p>2.838E-08</text:p>
          </table:table-cell>
          <table:table-cell table:style-name="ce24" table:formula="of:=[.E33]*60*60*24*365" office:value-type="float" office:value="0.89499168" calcext:value-type="float">
            <text:p>8.950E-01</text:p>
          </table:table-cell>
          <table:table-cell table:style-name="ce59" table:formula="of:=[.F33]*100" office:value-type="float" office:value="89.499168" calcext:value-type="float">
            <text:p>89.5</text:p>
          </table:table-cell>
          <table:table-cell table:style-name="ce17" office:value-type="float" office:value="0.7306" calcext:value-type="float">
            <text:p>0.7306</text:p>
          </table:table-cell>
          <table:table-cell table:style-name="ce68" table:formula="of:=AVERAGE([.G32:.G35])" office:value-type="float" office:value="103.824396" calcext:value-type="float">
            <text:p>103.8</text:p>
          </table:table-cell>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price to Jul-2017, [BTC/USD]</text:p>
          </table:table-cell>
          <table:table-cell table:style-name="ce36" table:formula="of:=EXP([.E34]*1230000000+[.D34])" office:value-type="float" office:value="0.549965351507016" calcext:value-type="float">
            <text:p>0.550</text:p>
          </table:table-cell>
          <table:table-cell table:style-name="ce25" office:value-type="float" office:value="-39.06" calcext:value-type="float">
            <text:p>-39.06</text:p>
          </table:table-cell>
          <table:table-cell table:style-name="ce22" office:value-type="float" office:value="0.00000003127" calcext:value-type="float">
            <text:p>3.127E-08</text:p>
          </table:table-cell>
          <table:table-cell table:style-name="ce24" table:formula="of:=[.E34]*60*60*24*365" office:value-type="float" office:value="0.98613072" calcext:value-type="float">
            <text:p>9.861E-01</text:p>
          </table:table-cell>
          <table:table-cell table:style-name="ce59" table:formula="of:=[.F34]*100" office:value-type="float" office:value="98.613072" calcext:value-type="float">
            <text:p>98.6</text:p>
          </table:table-cell>
          <table:table-cell table:style-name="ce17" office:value-type="float" office:value="0.7397" calcext:value-type="float">
            <text:p>0.7397</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constrained through (1.316e-9, 1), [BTC/USD]</text:p>
          </table:table-cell>
          <table:table-cell table:style-name="ce36" table:formula="of:=EXP([.E35]*(1230000000-1316000000)+[.D35])" office:value-type="float" office:value="0.094825207800413" calcext:value-type="float">
            <text:p>0.095</text:p>
          </table:table-cell>
          <table:table-cell table:style-name="ce25" office:value-type="float" office:value="1" calcext:value-type="float">
            <text:p>1.00</text:p>
          </table:table-cell>
          <table:table-cell table:style-name="ce22" office:value-type="float" office:value="0.00000003902" calcext:value-type="float">
            <text:p>3.902E-08</text:p>
          </table:table-cell>
          <table:table-cell table:style-name="ce24" table:formula="of:=[.E35]*60*60*24*365" office:value-type="float" office:value="1.23053472" calcext:value-type="float">
            <text:p>1.231E+00</text:p>
          </table:table-cell>
          <table:table-cell table:style-name="ce59" table:formula="of:=[.F35]*100" office:value-type="float" office:value="123.053472" calcext:value-type="float">
            <text:p>123.1</text:p>
          </table:table-cell>
          <table:table-cell table:style-name="ce17" office:value-type="float" office:value="0.7797" calcext:value-type="float">
            <text:p>0.779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8" table:formula="of:=EXP([.E36]*1230000000+[.D36])" office:value-type="float" office:value="114302.074588642" calcext:value-type="float">
            <text:p>114,302</text:p>
          </table:table-cell>
          <table:table-cell table:style-name="ce25" office:value-type="float" office:value="-12.24" calcext:value-type="float">
            <text:p>-12.24</text:p>
          </table:table-cell>
          <table:table-cell table:style-name="ce22" office:value-type="float" office:value="0.00000001942" calcext:value-type="float">
            <text:p>1.942E-08</text:p>
          </table:table-cell>
          <table:table-cell table:style-name="ce24" table:formula="of:=[.E36]*60*60*24*365" office:value-type="float" office:value="0.61242912" calcext:value-type="float">
            <text:p>6.124E-01</text:p>
          </table:table-cell>
          <table:table-cell table:style-name="ce57" table:formula="of:=[.F36]*100" office:value-type="float" office:value="61.242912" calcext:value-type="float">
            <text:p>61.2</text:p>
          </table:table-cell>
          <table:table-cell table:style-name="ce17" office:value-type="float" office:value="0.4905" calcext:value-type="float">
            <text:p>0.4905</text:p>
          </table:table-cell>
          <table:table-cell table:style-name="ce69" office:value-type="string" calcext:value-type="string">
            <text:p>blockchain metrics</text:p>
          </table:table-cell>
          <table:table-cell table:number-columns-repeated="1015"/>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8" table:formula="of:=EXP([.E37]*1230000000+[.D37])" office:value-type="float" office:value="49276.3732138035" calcext:value-type="float">
            <text:p>49,276</text:p>
          </table:table-cell>
          <table:table-cell table:style-name="ce25" office:value-type="float" office:value="-31.31" calcext:value-type="float">
            <text:p>-31.31</text:p>
          </table:table-cell>
          <table:table-cell table:style-name="ce22" office:value-type="float" office:value="0.00000003424" calcext:value-type="float">
            <text:p>3.424E-08</text:p>
          </table:table-cell>
          <table:table-cell table:style-name="ce24" table:formula="of:=[.E37]*60*60*24*365" office:value-type="float" office:value="1.07979264" calcext:value-type="float">
            <text:p>1.080E+00</text:p>
          </table:table-cell>
          <table:table-cell table:style-name="ce57" table:formula="of:=[.F37]*100" office:value-type="float" office:value="107.979264" calcext:value-type="float">
            <text:p>108.0</text:p>
          </table:table-cell>
          <table:table-cell table:style-name="ce17" office:value-type="float" office:value="0.8584" calcext:value-type="float">
            <text:p>0.8584</text:p>
          </table:table-cell>
          <table:table-cell table:style-name="ce70" table:formula="of:=AVERAGE([.G36:.G44])" office:value-type="float" office:value="108.648528" calcext:value-type="float">
            <text:p>108.6</text:p>
          </table:table-cell>
          <table:table-cell table:number-columns-repeated="1015"/>
        </table:table-row>
        <table:table-row table:style-name="ro2">
          <table:table-cell office:value-type="string" calcext:value-type="string">
            <text:p>oxt.me</text:p>
          </table:table-cell>
          <table:table-cell table:style-name="ce17" office:value-type="string" calcext:value-type="string">
            <text:p>Bitcoin block size to Oct-2012, [Bytes]</text:p>
          </table:table-cell>
          <table:table-cell table:style-name="ce28" table:formula="of:=EXP([.E38]*1230000000+[.D38])" office:value-type="float" office:value="5392.69209363641" calcext:value-type="float">
            <text:p>5,393</text:p>
          </table:table-cell>
          <table:table-cell table:style-name="ce25" office:value-type="float" office:value="-74.26" calcext:value-type="float">
            <text:p>-74.26</text:p>
          </table:table-cell>
          <table:table-cell table:style-name="ce22" office:value-type="float" office:value="0.00000006736" calcext:value-type="float">
            <text:p>6.736E-08</text:p>
          </table:table-cell>
          <table:table-cell table:style-name="ce24" table:formula="of:=[.E38]*60*60*24*365" office:value-type="float" office:value="2.12426496" calcext:value-type="float">
            <text:p>2.124E+00</text:p>
          </table:table-cell>
          <table:table-cell table:style-name="ce57" table:formula="of:=[.F38]*100" office:value-type="float" office:value="212.426496" calcext:value-type="float">
            <text:p>212.4</text:p>
          </table:table-cell>
          <table:table-cell table:style-name="ce17" office:value-type="float" office:value="0.9139" calcext:value-type="float">
            <text:p>0.913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otal addresses</text:p>
          </table:table-cell>
          <table:table-cell table:style-name="ce28" table:formula="of:=EXP([.E39]*1230000000+[.D39])" office:value-type="float" office:value="23796.6477762044" calcext:value-type="float">
            <text:p>23,797</text:p>
          </table:table-cell>
          <table:table-cell table:style-name="ce25" office:value-type="float" office:value="-37.29" calcext:value-type="float">
            <text:p>-37.29</text:p>
          </table:table-cell>
          <table:table-cell table:style-name="ce22" office:value-type="float" office:value="0.00000003851" calcext:value-type="float">
            <text:p>3.851E-08</text:p>
          </table:table-cell>
          <table:table-cell table:style-name="ce24" table:formula="of:=[.E39]*60*60*24*365" office:value-type="float" office:value="1.21445136" calcext:value-type="float">
            <text:p>1.214E+00</text:p>
          </table:table-cell>
          <table:table-cell table:style-name="ce57" table:formula="of:=[.F39]*100" office:value-type="float" office:value="121.445136" calcext:value-type="float">
            <text:p>121.4</text:p>
          </table:table-cell>
          <table:table-cell table:style-name="ce17" office:value-type="float" office:value="0.9293" calcext:value-type="float">
            <text:p>0.929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8" table:formula="of:=EXP([.E40]*1230000000+[.D40])" office:value-type="float" office:value="180.711168039111" calcext:value-type="float">
            <text:p>181</text:p>
          </table:table-cell>
          <table:table-cell table:style-name="ce25" office:value-type="float" office:value="-32.97" calcext:value-type="float">
            <text:p>-32.97</text:p>
          </table:table-cell>
          <table:table-cell table:style-name="ce22" office:value-type="float" office:value="0.00000003103" calcext:value-type="float">
            <text:p>3.103E-08</text:p>
          </table:table-cell>
          <table:table-cell table:style-name="ce24" table:formula="of:=[.E40]*60*60*24*365" office:value-type="float" office:value="0.97856208" calcext:value-type="float">
            <text:p>9.786E-01</text:p>
          </table:table-cell>
          <table:table-cell table:style-name="ce57" table:formula="of:=[.F40]*100" office:value-type="float" office:value="97.856208" calcext:value-type="float">
            <text:p>97.9</text:p>
          </table:table-cell>
          <table:table-cell table:style-name="ce17" office:value-type="float" office:value="0.8657" calcext:value-type="float">
            <text:p>0.86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8" table:formula="of:=EXP([.E41]*1230000000+[.D41])" office:value-type="float" office:value="19473.3082658411" calcext:value-type="float">
            <text:p>19,473</text:p>
          </table:table-cell>
          <table:table-cell table:style-name="ce25" office:value-type="float" office:value="-30.91" calcext:value-type="float">
            <text:p>-30.91</text:p>
          </table:table-cell>
          <table:table-cell table:style-name="ce22" office:value-type="float" office:value="0.00000003316" calcext:value-type="float">
            <text:p>3.316E-08</text:p>
          </table:table-cell>
          <table:table-cell table:style-name="ce24" table:formula="of:=[.E41]*60*60*24*365" office:value-type="float" office:value="1.04573376" calcext:value-type="float">
            <text:p>1.046E+00</text:p>
          </table:table-cell>
          <table:table-cell table:style-name="ce57" table:formula="of:=[.F41]*100" office:value-type="float" office:value="104.573376" calcext:value-type="float">
            <text:p>104.6</text:p>
          </table:table-cell>
          <table:table-cell table:style-name="ce17" office:value-type="float" office:value="0.9177" calcext:value-type="float">
            <text:p>0.917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8" table:formula="of:=EXP([.E42]*1230000000+[.D42])" office:value-type="float" office:value="159.860250629046" calcext:value-type="float">
            <text:p>160</text:p>
          </table:table-cell>
          <table:table-cell table:style-name="ce25" office:value-type="float" office:value="-34.79" calcext:value-type="float">
            <text:p>-34.79</text:p>
          </table:table-cell>
          <table:table-cell table:style-name="ce22" office:value-type="float" office:value="0.00000003241" calcext:value-type="float">
            <text:p>3.241E-08</text:p>
          </table:table-cell>
          <table:table-cell table:style-name="ce24" table:formula="of:=[.E42]*60*60*24*365" office:value-type="float" office:value="1.02208176" calcext:value-type="float">
            <text:p>1.022E+00</text:p>
          </table:table-cell>
          <table:table-cell table:style-name="ce57" table:formula="of:=[.F42]*100" office:value-type="float" office:value="102.208176" calcext:value-type="float">
            <text:p>102.2</text:p>
          </table:table-cell>
          <table:table-cell table:style-name="ce17" office:value-type="float" office:value="0.8903" calcext:value-type="float">
            <text:p>0.890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payments (estimate)</text:p>
          </table:table-cell>
          <table:table-cell table:style-name="ce28" table:formula="of:=EXP([.E43]*1230000000+[.D43])" office:value-type="float" office:value="115.688357208944" calcext:value-type="float">
            <text:p>116</text:p>
          </table:table-cell>
          <table:table-cell table:style-name="ce25" office:value-type="float" office:value="-38.09" calcext:value-type="float">
            <text:p>-38.09</text:p>
          </table:table-cell>
          <table:table-cell table:style-name="ce22" office:value-type="float" office:value="0.00000003483" calcext:value-type="float">
            <text:p>3.483E-08</text:p>
          </table:table-cell>
          <table:table-cell table:style-name="ce24" table:formula="of:=[.E43]*60*60*24*365" office:value-type="float" office:value="1.09839888" calcext:value-type="float">
            <text:p>1.098E+00</text:p>
          </table:table-cell>
          <table:table-cell table:style-name="ce57" table:formula="of:=[.F43]*100" office:value-type="float" office:value="109.839888" calcext:value-type="float">
            <text:p>109.8</text:p>
          </table:table-cell>
          <table:table-cell table:style-name="ce17" office:value-type="float" office:value="0.7201" calcext:value-type="float">
            <text:p>0.7201</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cumulative mining fees, [Satoshis]</text:p>
          </table:table-cell>
          <table:table-cell table:style-name="ce28" table:formula="of:=EXP([.E44]*1230000000+[.D44])" office:value-type="float" office:value="73316775.3887001" calcext:value-type="float">
            <text:p>73,316,775</text:p>
          </table:table-cell>
          <table:table-cell table:style-name="ce33" office:value-type="float" office:value="-5.395" calcext:value-type="float">
            <text:p>-5.40</text:p>
          </table:table-cell>
          <table:table-cell table:style-name="ce24" office:value-type="float" office:value="0.00000001911" calcext:value-type="float">
            <text:p>1.911E-08</text:p>
          </table:table-cell>
          <table:table-cell table:style-name="ce24" table:formula="of:=[.E44]*60*60*24*365" office:value-type="float" office:value="0.60265296" calcext:value-type="float">
            <text:p>6.027E-01</text:p>
          </table:table-cell>
          <table:table-cell table:style-name="ce57" table:formula="of:=[.F44]*100" office:value-type="float" office:value="60.265296" calcext:value-type="float">
            <text:p>60.3</text:p>
          </table:table-cell>
          <table:table-cell table:style-name="ce20" office:value-type="float" office:value="0.6081" calcext:value-type="float">
            <text:p>0.6081</text:p>
          </table:table-cell>
          <table:table-cell table:number-columns-repeated="1016"/>
        </table:table-row>
        <table:table-row table:style-name="ro1" table:number-rows-repeated="977">
          <table:table-cell table:number-columns-repeated="2"/>
          <table:table-cell table:style-name="ce37"/>
          <table:table-cell table:style-name="ce6" table:number-columns-repeated="2"/>
          <table:table-cell/>
          <table:table-cell table:style-name="ce12"/>
          <table:table-cell table:number-columns-repeated="1017"/>
        </table:table-row>
        <table:table-row table:style-name="ro4" table:number-rows-repeated="1047548">
          <table:table-cell table:number-columns-repeated="1024"/>
        </table:table-row>
        <table:table-row table:style-name="ro5" table:number-rows-repeated="6">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scientific-number number:decimal-places="3" loext:min-decimal-places="3" number:min-integer-digits="1" number:min-exponent-digits="2" loext:exponent-interval="1" loext:forced-exponent-sign="true"/>
    </number:number-style>
    <number:number-style style:name="N116">
      <number:number number:decimal-places="3" loext:min-decimal-places="3" number:min-integer-digits="1" number:grouping="true"/>
    </number:number-style>
    <number:number-style style:name="N117">
      <number:number number:decimal-places="1" loext:min-decimal-places="1" number:min-integer-digits="1" number:grouping="true"/>
    </number:number-style>
    <number:number-style style:name="N118">
      <number:number number:decimal-places="1" loext:min-decimal-places="1" number:min-integer-digits="1"/>
    </number:number-style>
    <number:number-style style:name="N119">
      <number:number number:decimal-places="4" loext:min-decimal-places="4" number:min-integer-digits="1"/>
    </number:number-style>
    <number:number-style style:name="N120">
      <number:number number:decimal-places="4" loext:min-decimal-places="4" number:min-integer-digits="1" number:grouping="true"/>
    </number:number-style>
    <number:number-style style:name="N121">
      <number:number number:decimal-places="5" loext:min-decimal-places="5" number:min-integer-digits="1" number:grouping="true"/>
    </number:number-style>
    <number:number-style style:name="N122">
      <number:number number:decimal-places="6" loext:min-decimal-places="6" number:min-integer-digits="1" number:grouping="true"/>
    </number:number-style>
    <number:number-style style:name="N123">
      <number:number number:decimal-places="7" loext:min-decimal-places="7" number:min-integer-digits="1" number:grouping="true"/>
    </number:number-style>
    <number:number-style style:name="N124">
      <number:number number:decimal-places="6" loext:min-decimal-places="6" number:min-integer-digits="1"/>
    </number:number-style>
    <number:number-style style:name="N125">
      <number:number number:decimal-places="5" loext:min-decimal-places="5" number:min-integer-digits="1"/>
    </number:number-style>
    <number:number-style style:name="N126">
      <number:number number:decimal-places="3" loext:min-decimal-places="3"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6">0000-00-00</text:date>, <text:time style:data-style-name="N2" text:time-value="13:42:17.879516179">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Build-1</meta:generator>
    <dc:date>2018-02-26T16:34:24.086641403</dc:date>
    <meta:editing-duration>PT5H11M7S</meta:editing-duration>
    <meta:editing-cycles>26</meta:editing-cycles>
    <meta:document-statistic meta:table-count="1" meta:cell-count="328" meta:object-count="0"/>
  </office:meta>
</office:document-meta>
</file>